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all_results_vg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</table:table>
      <table:table table:name="overlap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mage name</text:p>
          </table:table-cell>
          <table:table-cell table:style-name="ce1" office:value-type="string" calcext:value-type="string">
            <text:p>Click 1</text:p>
          </table:table-cell>
          <table:table-cell office:value-type="string" calcext:value-type="string">
            <text:p>Saliency</text:p>
          </table:table-cell>
          <table:table-cell table:style-name="ce1" office:value-type="string" calcext:value-type="string">
            <text:p>Click 1 count</text:p>
          </table:table-cell>
          <table:table-cell office:value-type="string" calcext:value-type="string">
            <text:p>Saliency count</text:p>
          </table:table-cell>
          <table:table-cell office:value-type="string" calcext:value-type="string">
            <text:p>Saliency/Click 1</text:p>
          </table:table-cell>
          <table:table-cell office:value-type="string" calcext:value-type="string">
            <text:p>Click 1/Saliency</text:p>
          </table:table-cell>
          <table:table-cell office:value-type="string" calcext:value-type="string">
            <text:p>wClick1</text:p>
          </table:table-cell>
          <table:table-cell office:value-type="string" calcext:value-type="string">
            <text:p>wSaliency</text:p>
          </table:table-cell>
          <table:table-cell/>
        </table:table-row>
        <table:table-row table:style-name="ro1">
          <table:table-cell office:value-type="string" calcext:value-type="string">
            <text:p>car d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table:formula="of:=[.E2]/[.D2]" office:value-type="float" office:value="0.0142276422764228" calcext:value-type="float">
            <text:p>0.0142276423</text:p>
          </table:table-cell>
          <table:table-cell table:formula="of:=[.D2]/[.E2]" office:value-type="float" office:value="70.2857142857143" calcext:value-type="float">
            <text:p>70.2857142857</text:p>
          </table:table-cell>
          <table:table-cell table:formula="of:=[.B2]*[.F2]" office:value-type="float" office:value="0.0142276422764228" calcext:value-type="float">
            <text:p>0.0142276423</text:p>
          </table:table-cell>
          <table:table-cell table:formula="of:=[.C2]*[.F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formula="of:=[.E3]/[.D3]" office:value-type="float" office:value="0.130952380952381" calcext:value-type="float">
            <text:p>0.130952381</text:p>
          </table:table-cell>
          <table:table-cell table:formula="of:=[.D3]/[.E3]" office:value-type="float" office:value="7.63636363636364" calcext:value-type="float">
            <text:p>7.6363636364</text:p>
          </table:table-cell>
          <table:table-cell table:formula="of:=[.B3]*[.F3]" office:value-type="float" office:value="0.0398550724637681" calcext:value-type="float">
            <text:p>0.0398550725</text:p>
          </table:table-cell>
          <table:table-cell table:formula="of:=[.C3]*[.F3]" office:value-type="float" office:value="0.125258799171843" calcext:value-type="float">
            <text:p>0.1252587992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546" calcext:value-type="float">
            <text:p>546</text:p>
          </table:table-cell>
          <table:table-cell office:value-type="float" office:value="11" calcext:value-type="float">
            <text:p>11</text:p>
          </table:table-cell>
          <table:table-cell table:formula="of:=[.E4]/[.D4]" office:value-type="float" office:value="0.0201465201465201" calcext:value-type="float">
            <text:p>0.0201465201</text:p>
          </table:table-cell>
          <table:table-cell table:formula="of:=[.D4]/[.E4]" office:value-type="float" office:value="49.6363636363636" calcext:value-type="float">
            <text:p>49.6363636364</text:p>
          </table:table-cell>
          <table:table-cell table:formula="of:=[.B4]*[.F4]" office:value-type="float" office:value="0.0163090877376592" calcext:value-type="float">
            <text:p>0.0163090877</text:p>
          </table:table-cell>
          <table:table-cell table:formula="of:=[.C4]*[.F4]" office:value-type="float" office:value="0.0191871620443049" calcext:value-type="float">
            <text:p>0.019187162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table:formula="of:=[.E5]/[.D5]" office:value-type="float" office:value="0.0390243902439024" calcext:value-type="float">
            <text:p>0.0390243902</text:p>
          </table:table-cell>
          <table:table-cell table:formula="of:=[.D5]/[.E5]" office:value-type="float" office:value="25.625" calcext:value-type="float">
            <text:p>25.625</text:p>
          </table:table-cell>
          <table:table-cell table:formula="of:=[.B5]*[.F5]" office:value-type="float" office:value="0.0338211382113821" calcext:value-type="float">
            <text:p>0.0338211382</text:p>
          </table:table-cell>
          <table:table-cell table:formula="of:=[.C5]*[.F5]" office:value-type="float" office:value="0.0390243902439024" calcext:value-type="float">
            <text:p>0.0390243902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formula="of:=[.E6]/[.D6]" office:value-type="float" office:value="0.0317460317460317" calcext:value-type="float">
            <text:p>0.0317460317</text:p>
          </table:table-cell>
          <table:table-cell table:formula="of:=[.D6]/[.E6]" office:value-type="float" office:value="31.5" calcext:value-type="float">
            <text:p>31.5</text:p>
          </table:table-cell>
          <table:table-cell table:formula="of:=[.B6]*[.F6]" office:value-type="float" office:value="0.0116959064327485" calcext:value-type="float">
            <text:p>0.0116959064</text:p>
          </table:table-cell>
          <table:table-cell table:formula="of:=[.C6]*[.F6]" office:value-type="float" office:value="0.0317460317460317" calcext:value-type="float">
            <text:p>0.0317460317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559" calcext:value-type="float">
            <text:p>559</text:p>
          </table:table-cell>
          <table:table-cell office:value-type="float" office:value="19" calcext:value-type="float">
            <text:p>19</text:p>
          </table:table-cell>
          <table:table-cell table:formula="of:=[.E7]/[.D7]" office:value-type="float" office:value="0.0339892665474061" calcext:value-type="float">
            <text:p>0.0339892665</text:p>
          </table:table-cell>
          <table:table-cell table:formula="of:=[.D7]/[.E7]" office:value-type="float" office:value="29.4210526315789" calcext:value-type="float">
            <text:p>29.4210526316</text:p>
          </table:table-cell>
          <table:table-cell table:formula="of:=[.B7]*[.F7]" office:value-type="float" office:value="0.0288908765652952" calcext:value-type="float">
            <text:p>0.0288908766</text:p>
          </table:table-cell>
          <table:table-cell table:formula="of:=[.C7]*[.F7]" office:value-type="float" office:value="0.0305903398926655" calcext:value-type="float">
            <text:p>0.0305903399</text:p>
          </table:table-cell>
          <table:table-cell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table:formula="of:=[.E8]/[.D8]" office:value-type="float" office:value="0.025" calcext:value-type="float">
            <text:p>0.025</text:p>
          </table:table-cell>
          <table:table-cell table:formula="of:=[.D8]/[.E8]" office:value-type="float" office:value="40" calcext:value-type="float">
            <text:p>40</text:p>
          </table:table-cell>
          <table:table-cell table:formula="of:=[.B8]*[.F8]" office:value-type="float" office:value="0.0225" calcext:value-type="float">
            <text:p>0.0225</text:p>
          </table:table-cell>
          <table:table-cell table:formula="of:=[.C8]*[.F8]"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E9]/[.D9]" office:value-type="float" office:value="0.131868131868132" calcext:value-type="float">
            <text:p>0.1318681319</text:p>
          </table:table-cell>
          <table:table-cell table:formula="of:=[.D9]/[.E9]" office:value-type="float" office:value="7.58333333333333" calcext:value-type="float">
            <text:p>7.5833333333</text:p>
          </table:table-cell>
          <table:table-cell table:formula="of:=[.B9]*[.F9]" office:value-type="float" office:value="0.121724429416737" calcext:value-type="float">
            <text:p>0.1217244294</text:p>
          </table:table-cell>
          <table:table-cell table:formula="of:=[.C9]*[.F9]" office:value-type="float" office:value="0.131868131868132" calcext:value-type="float">
            <text:p>0.1318681319</text:p>
          </table:table-cell>
          <table:table-cell/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table:formula="of:=[.E10]/[.D10]" office:value-type="float" office:value="0.0441176470588235" calcext:value-type="float">
            <text:p>0.0441176471</text:p>
          </table:table-cell>
          <table:table-cell table:formula="of:=[.D10]/[.E10]" office:value-type="float" office:value="22.6666666666667" calcext:value-type="float">
            <text:p>22.6666666667</text:p>
          </table:table-cell>
          <table:table-cell table:formula="of:=[.B10]*[.F10]" office:value-type="float" office:value="0.0397058823529412" calcext:value-type="float">
            <text:p>0.0397058824</text:p>
          </table:table-cell>
          <table:table-cell table:formula="of:=[.C10]*[.F10]" office:value-type="float" office:value="0.0419117647058824" calcext:value-type="float">
            <text:p>0.0419117647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formula="of:=[.E11]/[.D11]" office:value-type="float" office:value="0.048" calcext:value-type="float">
            <text:p>0.048</text:p>
          </table:table-cell>
          <table:table-cell table:formula="of:=[.D11]/[.E11]" office:value-type="float" office:value="20.8333333333333" calcext:value-type="float">
            <text:p>20.8333333333</text:p>
          </table:table-cell>
          <table:table-cell table:formula="of:=[.B11]*[.F11]" office:value-type="float" office:value="0.03" calcext:value-type="float">
            <text:p>0.03</text:p>
          </table:table-cell>
          <table:table-cell table:formula="of:=[.C11]*[.F11]" office:value-type="float" office:value="0.03" calcext:value-type="float">
            <text:p>0.03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table:formula="of:=TTEST([.B2:.B11];[.C2:.C11];1;1)" office:value-type="float" office:value="0.284987044142094" calcext:value-type="float">
            <text:p>0.2849870441</text:p>
          </table:table-cell>
          <table:table-cell table:formula="of:=AVERAGE([.B2:.B11])" office:value-type="float" office:value="0.754703627798594" calcext:value-type="float">
            <text:p>0.7547036278</text:p>
          </table:table-cell>
          <table:table-cell table:formula="of:=AVERAGE([.C2:.C11])" office:value-type="float" office:value="0.838390269151139" calcext:value-type="float">
            <text:p>0.8383902692</text:p>
          </table:table-cell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" calcext:value-type="float">
            <text:p>0.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625" calcext:value-type="float">
            <text:p>0.625</text:p>
          </table:table-cell>
        </table:table-row>
      </table:table>
      <table:table table:name="all_results_ful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0:39:15.15205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1-03T12:41:59.811320057</dc:date>
    <meta:editing-duration>P2DT22H26M20S</meta:editing-duration>
    <meta:editing-cycles>18</meta:editing-cycles>
    <meta:generator>LibreOffice/4.2.8.2$Linux_X86_64 LibreOffice_project/420m0$Build-2</meta:generator>
    <meta:document-statistic meta:table-count="3" meta:cell-count="445" meta:object-count="0"/>
  </office:meta>
</office:document-meta>
</file>